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margin-top="0in" fo:margin-bottom="0in" style:contextual-spacing="false" fo:line-height="100%"/>
      <style:text-properties fo:language="en" fo:country="US"/>
    </style:style>
    <style:style style:name="P4" style:family="paragraph" style:parent-style-name="Exalted">
      <style:text-properties fo:language="en" fo:country="US" officeooo:rsid="001bd1aa" officeooo:paragraph-rsid="001bd1aa"/>
    </style:style>
    <style:style style:name="P5" style:family="paragraph" style:parent-style-name="Exalted">
      <style:text-properties fo:language="en" fo:country="US" officeooo:rsid="0027f766" officeooo:paragraph-rsid="0027f766"/>
    </style:style>
    <style:style style:name="P6" style:family="paragraph" style:parent-style-name="Exalted">
      <style:text-properties fo:font-weight="bold" officeooo:rsid="0022f377" officeooo:paragraph-rsid="0022f377" style:font-weight-asian="bold" style:font-weight-complex="bold"/>
    </style:style>
    <style:style style:name="P7" style:family="paragraph" style:parent-style-name="Exalted">
      <style:paragraph-properties fo:margin-top="0in" fo:margin-bottom="0.0835in" style:contextual-spacing="false" fo:line-height="100%"/>
      <style:text-properties fo:language="en" fo:country="US" officeooo:rsid="001db76f" officeooo:paragraph-rsid="001db76f"/>
    </style:style>
    <style:style style:name="P8"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officeooo:rsid="001e8b5b" officeooo:paragraph-rsid="001e8b5b" fo:hyphenate="false" fo:hyphenation-remain-char-count="2" fo:hyphenation-push-char-count="2" loext:hyphenation-no-caps="false"/>
    </style:style>
    <style:style style:name="P9"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officeooo:rsid="00218ebc" officeooo:paragraph-rsid="00218ebc" fo:hyphenate="false" fo:hyphenation-remain-char-count="2" fo:hyphenation-push-char-count="2" loext:hyphenation-no-caps="false"/>
    </style:style>
    <style:style style:name="P10"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officeooo:rsid="0021d759" officeooo:paragraph-rsid="0021d759" fo:hyphenate="false" fo:hyphenation-remain-char-count="2" fo:hyphenation-push-char-count="2" loext:hyphenation-no-caps="false"/>
    </style:style>
    <style:style style:name="P11" style:family="paragraph" style:parent-style-name="Heading_20_1" style:master-page-name="Standard">
      <style:paragraph-properties style:page-number="auto"/>
      <style:text-properties fo:language="en" fo:country="US"/>
    </style:style>
    <style:style style:name="P12" style:family="paragraph" style:parent-style-name="Heading_20_2">
      <style:paragraph-properties fo:margin-top="0in" fo:margin-bottom="0in" style:contextual-spacing="false" fo:line-height="100%"/>
      <style:text-properties fo:language="en" fo:country="US"/>
    </style:style>
    <style:style style:name="P13" style:family="paragraph" style:parent-style-name="Heading_20_2">
      <style:paragraph-properties fo:margin-top="0in" fo:margin-bottom="0in" style:contextual-spacing="false" fo:line-height="100%"/>
      <style:text-properties fo:color="#0b5394" loext:opacity="100%" style:font-name="Envision Roman1" fo:font-size="18pt" fo:language="en" fo:country="US" officeooo:rsid="0022f377" officeooo:paragraph-rsid="0022f377" style:letter-kerning="false" style:font-name-asian="Modern Antiqua1" style:font-size-asian="18pt" style:language-asian="zh" style:country-asian="CN" style:font-name-complex="Modern Antiqua1" style:font-size-complex="18pt" style:language-complex="hi" style:country-complex="IN"/>
    </style:style>
    <style:style style:name="P14" style:family="paragraph" style:parent-style-name="Heading_20_3">
      <style:paragraph-properties fo:margin-top="0.139in" fo:margin-bottom="0in" style:contextual-spacing="false" fo:line-height="100%"/>
      <style:text-properties fo:color="#3d85c6" loext:opacity="100%" style:font-name="Sorts Mill Goudy" fo:font-size="12pt" fo:language="en" fo:country="US" officeooo:rsid="001db76f" officeooo:paragraph-rsid="001db76f" style:letter-kerning="false" style:font-name-asian="Sorts Mill Goudy1" style:font-size-asian="12pt" style:language-asian="zh" style:country-asian="CN" style:font-name-complex="Sorts Mill Goudy1" style:font-size-complex="12pt" style:language-complex="hi" style:country-complex="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32b74" style:font-weight-asian="normal" style:font-weight-complex="normal"/>
    </style:style>
    <style:style style:name="T4" style:family="text">
      <style:text-properties officeooo:rsid="001e8b5b"/>
    </style:style>
    <style:style style:name="T5" style:family="text">
      <style:text-properties officeooo:rsid="002036f5"/>
    </style:style>
    <style:style style:name="T6" style:family="text">
      <style:text-properties officeooo:rsid="00218ebc"/>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8ebc"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font-weight="normal" officeooo:rsid="00232b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1" text:outline-level="1">Introduction</text:h>
        <text:p text:style-name="P5">[These are just notes, pardon the bad English. <text:span text:style-name="T7">Writing</text:span> through brain fog.]</text:p>
        <text:h text:style-name="P3" text:outline-level="2">Character Creation</text:h>
        <text:p text:style-name="P4">Dragonbloods have access to the Elemental Words of: <text:span text:style-name="T1">Fire, Water, Air, Earth, </text:span><text:span text:style-name="T2">and </text:span><text:span text:style-name="T1">Wood,</text:span><text:span text:style-name="T2"> and has Aspects named the same.</text:span></text:p>
        <text:h text:style-name="P3" text:outline-level="2"/>
        <text:h text:style-name="P3" text:outline-level="2">Strife Expression</text:h>
        <text:h text:style-name="P14" text:outline-level="3"><text:span text:style-name="T5">Fortitude</text:span> of the Elements</text:h>
        <text:p text:style-name="P7">Choose a Favored Ability. When you roll with that Ability, take either the result of the roll, or the average of the roll. (<text:span text:style-name="T4">I.e</text:span>. If rolling with 10 dice, you are guaranteed at least 5 successes.)</text:p>
        <text:h text:style-name="P13" text:outline-level="2">Aspect Strife</text:h>
        <text:p text:style-name="P6">Earth<text:span text:style-name="T2">: You may shape </text:span><text:span text:style-name="T3">any earth around you, such as by raising a defensible wall around a town, or boring a </text:span><text:span text:style-name="T9">tunnel through a wall or similar structure. <text:s/>So long as the material is natural earth, or made primarily of it (such as hewn stone or bricks.) <text:s/>Forged metals such as steel will resist this change, and materials such as artifacts are unaffected.</text:span></text:p>
        <text:h text:style-name="P3" text:outline-level="2">Great Curse</text:h>
        <text:p text:style-name="P8">The Curse manifests through the bloodline, <text:span text:style-name="T6">and </text:span><text:span text:style-name="T8">inflames the emotions, personalities, virtue, or flaw of the character with raw elemental might.</text:span></text:p>
        <text:p text:style-name="P9"><text:span text:style-name="T8">T</text:span><text:span text:style-name="T7">ypical interpretations:</text:span></text:p>
        <text:p text:style-name="P9"><text:span text:style-name="T10">Fire Aspects</text:span><text:span text:style-name="T7"> find that they become consumed by their passions—unable to sit still, burning alive in their heart and compelled to do whatever first flits into their mind, then turning to another at the drop of a hat.</text:span></text:p>
        <text:p text:style-name="P9"><text:span text:style-name="T10">Earth Aspects</text:span><text:span text:style-name="T7"> become hyperfocused on one, only one idea. They cannot be turned from it, cannot be distracted, and cannot be stopped</text:span></text:p>
        <text:p text:style-name="P10"><text:span text:style-name="T7">etc.</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Wingdings 2"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2" style:font-family-complex="'Wingdings 2'"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2" style:font-family-complex="'Wingdings 2'"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2" style:font-family-complex="'Wingdings 2'"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fo:font-family="Missive" style:font-family-generic="modern" style:font-pitch="variabl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14T21:55:50.632000000</dc:date>
    <meta:editing-cycles>15</meta:editing-cycles>
    <dc:title>Introduction</dc:title>
    <meta:editing-duration>PT25M48S</meta:editing-duration>
    <meta:generator>LibreOffice/7.1.1.2$Windows_X86_64 LibreOffice_project/fe0b08f4af1bacafe4c7ecc87ce55bb426164676</meta:generator>
    <dc:creator>Samuel Smith</dc:creator>
    <meta:document-statistic meta:table-count="0" meta:image-count="0" meta:object-count="0" meta:page-count="1" meta:paragraph-count="19" meta:word-count="233" meta:character-count="1355" meta:non-whitespace-character-count="1140"/>
  </office:meta>
</office:document-meta>
</file>